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co1" style:family="table-column">
      <style:table-column-properties fo:break-before="auto" style:column-width="77.95pt"/>
    </style:style>
    <style:style style:name="co2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61">
      <number:scientific-number number:decimal-places="2" loext:min-decimal-places="2" number:min-integer-digits="1" number:min-exponent-digits="2" loext:exponent-interval="1" loext:forced-exponent-sign="true"/>
    </number:number-style>
    <style:style style:name="ce1" style:family="table-cell" style:parent-style-name="Default" style:data-style-name="N61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Time trials</text:p>
          </table:table-cell>
          <table:table-cell office:value-type="string" calcext:value-type="string">
            <text:p>QuickSort</text:p>
          </table:table-cell>
          <table:table-cell office:value-type="string" calcext:value-type="string">
            <text:p>RandQuick</text:p>
          </table:table-cell>
          <table:table-cell office:value-type="string" calcext:value-type="string">
            <text:p>Mergesort</text:p>
          </table:table-cell>
          <table:table-cell office:value-type="string" calcext:value-type="string">
            <text:p>HeapSort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float" office:value="0.00214473" calcext:value-type="float">
            <text:p>0.00214473</text:p>
          </table:table-cell>
          <table:table-cell/>
          <table:table-cell office:value-type="float" office:value="0.00185394" calcext:value-type="float">
            <text:p>0.00185394</text:p>
          </table:table-cell>
          <table:table-cell office:value-type="float" office:value="0.0799636" calcext:value-type="float">
            <text:p>0.07996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style-name="ce1" office:value-type="float" office:value="0.0142561" calcext:value-type="float">
            <text:p>1.43E-02</text:p>
          </table:table-cell>
          <table:table-cell/>
          <table:table-cell office:value-type="float" office:value="0.0132565" calcext:value-type="float">
            <text:p>0.0132565</text:p>
          </table:table-cell>
          <table:table-cell office:value-type="float" office:value="0.158366" calcext:value-type="float">
            <text:p>0.15836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style-name="ce1" office:value-type="float" office:value="0.0492001" calcext:value-type="float">
            <text:p>4.92E-02</text:p>
          </table:table-cell>
          <table:table-cell/>
          <table:table-cell office:value-type="float" office:value="0.508379" calcext:value-type="float">
            <text:p>0.508379</text:p>
          </table:table-cell>
          <table:table-cell office:value-type="float" office:value="0.247645" calcext:value-type="float">
            <text:p>0.247645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0.0857621" calcext:value-type="float">
            <text:p>0.0857621</text:p>
          </table:table-cell>
          <table:table-cell/>
          <table:table-cell office:value-type="float" office:value="0.0722428" calcext:value-type="float">
            <text:p>0.0722428</text:p>
          </table:table-cell>
          <table:table-cell office:value-type="float" office:value="0.324934" calcext:value-type="float">
            <text:p>0.32493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office:value-type="float" office:value="0.111844" calcext:value-type="float">
            <text:p>0.111844</text:p>
          </table:table-cell>
          <table:table-cell/>
          <table:table-cell office:value-type="float" office:value="0.103255" calcext:value-type="float">
            <text:p>0.103255</text:p>
          </table:table-cell>
          <table:table-cell office:value-type="float" office:value="0.42224" calcext:value-type="float">
            <text:p>0.42224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0.155621" calcext:value-type="float">
            <text:p>0.155621</text:p>
          </table:table-cell>
          <table:table-cell/>
          <table:table-cell office:value-type="float" office:value="0.136318" calcext:value-type="float">
            <text:p>0.136318</text:p>
          </table:table-cell>
          <table:table-cell office:value-type="float" office:value="0.439265" calcext:value-type="float">
            <text:p>0.43926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float" office:value="0.180374" calcext:value-type="float">
            <text:p>0.180374</text:p>
          </table:table-cell>
          <table:table-cell/>
          <table:table-cell office:value-type="float" office:value="0.166332" calcext:value-type="float">
            <text:p>0.166332</text:p>
          </table:table-cell>
          <table:table-cell office:value-type="float" office:value="0.504324" calcext:value-type="float">
            <text:p>0.504324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float" office:value="0.210166" calcext:value-type="float">
            <text:p>0.210166</text:p>
          </table:table-cell>
          <table:table-cell/>
          <table:table-cell office:value-type="float" office:value="0.190844" calcext:value-type="float">
            <text:p>0.190844</text:p>
          </table:table-cell>
          <table:table-cell office:value-type="float" office:value="0.563694" calcext:value-type="float">
            <text:p>0.563694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float" office:value="0.2018" calcext:value-type="float">
            <text:p>0.2018</text:p>
          </table:table-cell>
          <table:table-cell/>
          <table:table-cell office:value-type="float" office:value="0.213372" calcext:value-type="float">
            <text:p>0.213372</text:p>
          </table:table-cell>
          <table:table-cell office:value-type="float" office:value="0.583367" calcext:value-type="float">
            <text:p>0.583367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float" office:value="0.253809" calcext:value-type="float">
            <text:p>0.253809</text:p>
          </table:table-cell>
          <table:table-cell/>
          <table:table-cell office:value-type="float" office:value="0.252487" calcext:value-type="float">
            <text:p>0.252487</text:p>
          </table:table-cell>
          <table:table-cell office:value-type="float" office:value="0.624468" calcext:value-type="float">
            <text:p>0.624468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float" office:value="0.203431" calcext:value-type="float">
            <text:p>0.203431</text:p>
          </table:table-cell>
          <table:table-cell/>
          <table:table-cell office:value-type="float" office:value="0.204389" calcext:value-type="float">
            <text:p>0.204389</text:p>
          </table:table-cell>
          <table:table-cell office:value-type="float" office:value="0.668667" calcext:value-type="float">
            <text:p>0.668667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float" office:value="0.369162" calcext:value-type="float">
            <text:p>0.369162</text:p>
          </table:table-cell>
          <table:table-cell/>
          <table:table-cell office:value-type="float" office:value="0.288562" calcext:value-type="float">
            <text:p>0.288562</text:p>
          </table:table-cell>
          <table:table-cell office:value-type="float" office:value="0.75953" calcext:value-type="float">
            <text:p>0.75953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float" office:value="0.296314" calcext:value-type="float">
            <text:p>0.296314</text:p>
          </table:table-cell>
          <table:table-cell/>
          <table:table-cell office:value-type="float" office:value="0.235448" calcext:value-type="float">
            <text:p>0.235448</text:p>
          </table:table-cell>
          <table:table-cell office:value-type="float" office:value="0.749895" calcext:value-type="float">
            <text:p>0.749895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float" office:value="0.481757" calcext:value-type="float">
            <text:p>0.481757</text:p>
          </table:table-cell>
          <table:table-cell/>
          <table:table-cell office:value-type="float" office:value="0.318982" calcext:value-type="float">
            <text:p>0.318982</text:p>
          </table:table-cell>
          <table:table-cell office:value-type="float" office:value="0.840642" calcext:value-type="float">
            <text:p>0.840642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float" office:value="0.57188" calcext:value-type="float">
            <text:p>0.57188</text:p>
          </table:table-cell>
          <table:table-cell/>
          <table:table-cell office:value-type="float" office:value="0.244973" calcext:value-type="float">
            <text:p>0.244973</text:p>
          </table:table-cell>
          <table:table-cell office:value-type="float" office:value="0.826872" calcext:value-type="float">
            <text:p>0.826872</text:p>
          </table:table-cell>
        </table:table-row>
        <table:table-row table:style-name="ro1">
          <table:table-cell office:value-type="float" office:value="16" calcext:value-type="float">
            <text:p>16</text:p>
          </table:table-cell>
          <table:table-cell office:value-type="float" office:value="0.466892" calcext:value-type="float">
            <text:p>0.466892</text:p>
          </table:table-cell>
          <table:table-cell/>
          <table:table-cell office:value-type="float" office:value="0.397235" calcext:value-type="float">
            <text:p>0.397235</text:p>
          </table:table-cell>
          <table:table-cell office:value-type="float" office:value="0.9408" calcext:value-type="float">
            <text:p>0.9408</text:p>
          </table:table-cell>
        </table:table-row>
        <table:table-row table:style-name="ro1">
          <table:table-cell office:value-type="float" office:value="17" calcext:value-type="float">
            <text:p>17</text:p>
          </table:table-cell>
          <table:table-cell office:value-type="float" office:value="0.427059" calcext:value-type="float">
            <text:p>0.427059</text:p>
          </table:table-cell>
          <table:table-cell/>
          <table:table-cell office:value-type="float" office:value="0.391279" calcext:value-type="float">
            <text:p>0.391279</text:p>
          </table:table-cell>
          <table:table-cell office:value-type="float" office:value="0.96603" calcext:value-type="float">
            <text:p>0.96603</text:p>
          </table:table-cell>
        </table:table-row>
        <table:table-row table:style-name="ro1">
          <table:table-cell office:value-type="float" office:value="18" calcext:value-type="float">
            <text:p>18</text:p>
          </table:table-cell>
          <table:table-cell office:value-type="float" office:value="0.556714" calcext:value-type="float">
            <text:p>0.556714</text:p>
          </table:table-cell>
          <table:table-cell/>
          <table:table-cell office:value-type="float" office:value="0.406686" calcext:value-type="float">
            <text:p>0.406686</text:p>
          </table:table-cell>
          <table:table-cell office:value-type="float" office:value="0.966719" calcext:value-type="float">
            <text:p>0.966719</text:p>
          </table:table-cell>
        </table:table-row>
        <table:table-row table:style-name="ro1">
          <table:table-cell office:value-type="float" office:value="19" calcext:value-type="float">
            <text:p>19</text:p>
          </table:table-cell>
          <table:table-cell office:value-type="float" office:value="0.447638" calcext:value-type="float">
            <text:p>0.447638</text:p>
          </table:table-cell>
          <table:table-cell/>
          <table:table-cell office:value-type="float" office:value="0.342374" calcext:value-type="float">
            <text:p>0.342374</text:p>
          </table:table-cell>
          <table:table-cell office:value-type="float" office:value="0.998107" calcext:value-type="float">
            <text:p>0.998107</text:p>
          </table:table-cell>
        </table:table-row>
        <table:table-row table:style-name="ro1">
          <table:table-cell office:value-type="float" office:value="20" calcext:value-type="float">
            <text:p>20</text:p>
          </table:table-cell>
          <table:table-cell office:value-type="float" office:value="0.593452" calcext:value-type="float">
            <text:p>0.593452</text:p>
          </table:table-cell>
          <table:table-cell/>
          <table:table-cell office:value-type="float" office:value="0.40556" calcext:value-type="float">
            <text:p>0.40556</text:p>
          </table:table-cell>
          <table:table-cell office:value-type="float" office:value="1.11893" calcext:value-type="float">
            <text:p>1.11893</text:p>
          </table:table-cell>
        </table:table-row>
        <table:table-row table:style-name="ro1">
          <table:table-cell office:value-type="string" calcext:value-type="string">
            <text:p>Average:</text:p>
          </table:table-cell>
          <table:table-cell table:formula="of:=AVERAGE([.B2];[.B3];[.B4];[.B5];[.B6];[.B7];[.B8];[.B9];[.B10];[.B11];[.B12];[.B13];[.B14];[.B15];[.B16];[.B17];[.B18];[.B19];[.B20];[.B21])" office:value-type="float" office:value="0.2839638015" calcext:value-type="float">
            <text:p>0.2839638015</text:p>
          </table:table-cell>
          <table:table-cell/>
          <table:table-cell table:formula="of:=AVERAGE([.D2];[.D3];[.D4];[.D5];[.D6];[.D7];[.D8];[.D9];[.D10];[.D11];[.D12];[.D13];[.D14];[.D15];[.D16];[.D17];[.D18];[.D19];[.D20];[.D21])" office:value-type="float" office:value="0.244691412" calcext:value-type="float">
            <text:p>0.244691412</text:p>
          </table:table-cell>
          <table:table-cell table:formula="of:=AVERAGE([.E2:.E21])" office:value-type="float" office:value="0.63922293" calcext:value-type="float">
            <text:p>0.63922293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string" calcext:value-type="string">
            <text:p>Hiring Problem</text:p>
          </table:table-cell>
          <table:table-cell office:value-type="string" calcext:value-type="string">
            <text:p># of people</text:p>
          </table:table-cell>
          <table:table-cell office:value-type="string" calcext:value-type="string">
            <text:p># of hires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1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1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1">
          <table:table-cell office:value-type="float" office:value="7" calcext:value-type="float">
            <text:p>7</text:p>
          </table:table-cell>
          <table:table-cell table:number-columns-repeated="4"/>
        </table:table-row>
        <table:table-row table:style-name="ro1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1">
          <table:table-cell office:value-type="float" office:value="9" calcext:value-type="float">
            <text:p>9</text:p>
          </table:table-cell>
          <table:table-cell table:number-columns-repeated="4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WenQuanYi Micro Hei" style:font-family-asian="'WenQuanYi Micro Hei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0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0-16T23:39:49.227871546</meta:creation-date>
    <dc:date>2019-10-17T01:00:58.128588644</dc:date>
    <meta:editing-duration>PT20M26S</meta:editing-duration>
    <meta:editing-cycles>5</meta:editing-cycles>
    <meta:generator>LibreOffice/6.0.6.2$Linux_X86_64 LibreOffice_project/00m0$Build-2</meta:generator>
    <meta:document-statistic meta:table-count="1" meta:cell-count="102" meta:object-count="0"/>
  </office:meta>
</office:document-meta>
</file>